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6311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1374in"/>
    </style:style>
    <style:style style:name="ro1" style:family="table-row">
      <style:table-row-properties style:row-height="1.1028in" fo:break-before="auto" style:use-optimal-row-height="true"/>
    </style:style>
    <style:style style:name="ro2" style:family="table-row">
      <style:table-row-properties style:row-height="0.399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top"/>
      <style:text-properties style:font-name="Liberation Sans"/>
    </style:style>
    <style:style style:name="ce19" style:family="table-cell" style:parent-style-name="Default">
      <style:table-cell-properties fo:wrap-option="wrap" style:vertical-align="middle"/>
      <style:text-properties style:font-name="Liberation Sans"/>
    </style:style>
    <style:style style:name="ce21" style:family="table-cell" style:parent-style-name="Default">
      <style:table-cell-properties fo:wrap-option="wrap"/>
      <style:text-properties style:font-name="Liberation Sans"/>
    </style:style>
    <style:style style:name="ce3" style:family="table-cell" style:parent-style-name="Default" style:data-style-name="N3">
      <style:table-cell-properties fo:wrap-option="wrap" style:vertical-align="top"/>
      <style:text-properties style:font-name="Liberation Sans"/>
    </style:style>
    <style:style style:name="ce23" style:family="table-cell" style:parent-style-name="Default" style:data-style-name="N3">
      <style:table-cell-properties style:vertical-align="middle"/>
      <style:text-properties style:font-name="Liberation Sans"/>
    </style:style>
    <style:style style:name="ce4" style:family="table-cell" style:parent-style-name="Default" style:data-style-name="N3">
      <style:text-properties style:font-name="Liberation Sans"/>
    </style:style>
    <style:style style:name="ce5" style:family="table-cell" style:parent-style-name="Default" style:data-style-name="N103">
      <style:table-cell-properties fo:wrap-option="wrap" style:vertical-align="top"/>
      <style:text-properties style:font-name="Liberation Sans"/>
    </style:style>
    <style:style style:name="ce26" style:family="table-cell" style:parent-style-name="Default" style:data-style-name="N103">
      <style:table-cell-properties style:vertical-align="middle"/>
      <style:text-properties style:font-name="Liberation Sans"/>
    </style:style>
    <style:style style:name="ce6" style:family="table-cell" style:parent-style-name="Default" style:data-style-name="N103">
      <style:text-properties style:font-name="Liberation Sans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vertical-align="middle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1" style:family="table-cell" style:parent-style-name="Default" style:data-style-name="N103">
      <style:table-cell-properties style:vertical-align="middle"/>
      <style:text-properties style:font-name="Liberation Sans"/>
    </style:style>
    <style:style style:name="ce8" style:family="table-cell" style:parent-style-name="Default" style:data-style-name="N104">
      <style:table-cell-properties fo:wrap-option="wrap" style:vertical-align="top"/>
      <style:text-properties style:font-name="Liberation Sans"/>
    </style:style>
    <style:style style:name="ce33" style:family="table-cell" style:parent-style-name="Default" style:data-style-name="N104">
      <style:table-cell-properties style:vertical-align="middle"/>
      <style:text-properties style:font-name="Liberation Sans"/>
    </style:style>
    <style:style style:name="ce10" style:family="table-cell" style:parent-style-name="Default" style:data-style-name="N104">
      <style:text-properties style:font-name="Liberation Sans"/>
    </style:style>
    <style:style style:name="ce35" style:family="table-cell" style:parent-style-name="Default" style:data-style-name="N104">
      <style:table-cell-properties style:vertical-align="middle"/>
      <style:text-properties style:font-name="Liberation Sans"/>
    </style:style>
    <style:style style:name="ce36" style:family="table-cell" style:parent-style-name="Default" style:data-style-name="N104">
      <style:table-cell-properties style:vertical-align="middle"/>
      <style:text-properties style:font-name="Liberation Sans"/>
    </style:style>
    <style:style style:name="ce37" style:family="table-cell" style:parent-style-name="Default" style:data-style-name="N104">
      <style:table-cell-properties style:vertical-align="middle"/>
      <style:text-properties style:font-name="Liberation Sans"/>
    </style:style>
    <style:style style:name="ce38" style:family="table-cell" style:parent-style-name="Default" style:data-style-name="N104">
      <style:table-cell-properties style:vertical-align="middle"/>
      <style:text-properties style:font-name="Liberation Sans"/>
    </style:style>
    <style:style style:name="ce39" style:family="table-cell" style:parent-style-name="Default" style:data-style-name="N104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vertical-align="middle"/>
      <style:text-properties style:font-name="Liberation Sans"/>
    </style:style>
    <style:style style:name="ce41" style:family="table-cell" style:parent-style-name="Default" style:data-style-name="N104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style:vertical-align="middle"/>
      <style:text-properties style:font-name="Liberation Sans"/>
    </style:style>
    <style:style style:name="ce43" style:family="table-cell" style:parent-style-name="Default" style:data-style-name="N104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4"/>
        <table:table-column table:style-name="co3" table:default-cell-style-name="ce6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10"/>
        <table:table-column table:style-name="co8" table:number-columns-repeated="3" table:default-cell-style-name="ce10"/>
        <table:table-column table:style-name="co8" table:default-cell-style-name="ce2"/>
        <table:table-column table:style-name="co8" table:default-cell-style-name="ce4"/>
        <table:table-column table:style-name="co8" table:number-columns-repeated="6" table:default-cell-style-name="ce10"/>
        <table:table-column table:style-name="co9" table:default-cell-style-name="ce2"/>
        <table:table-column table:style-name="co8" table:number-columns-repeated="16362" table:default-cell-style-name="ce2"/>
        <table:table-row table:style-name="ro1">
          <table:table-cell table:style-name="ce1" office:value-type="string" calcext:value-type="string">
            <text:p>City/Municipality</text:p>
          </table:table-cell>
          <table:table-cell table:style-name="ce3" office:value-type="string" calcext:value-type="string">
            <text:p>Population (as of 2020 census)</text:p>
          </table:table-cell>
          <table:table-cell table:style-name="ce5" office:value-type="string" calcext:value-type="string">
            <text:p>2023 Median Household Income***</text:p>
          </table:table-cell>
          <table:table-cell table:style-name="ce3" office:value-type="string" calcext:value-type="string">
            <text:p>Population Rank Out of 10 Largest Northwest Ohio Cities</text:p>
          </table:table-cell>
          <table:table-cell table:style-name="ce1" office:value-type="string" calcext:value-type="string">
            <text:p>City Administrator Name (as of 2022)*</text:p>
          </table:table-cell>
          <table:table-cell table:style-name="ce1" office:value-type="string" calcext:value-type="string">
            <text:p>Reported Title (as of 2022)*</text:p>
          </table:table-cell>
          <table:table-cell table:style-name="ce5" office:value-type="string" calcext:value-type="string">
            <text:p>2022 Salary*</text:p>
          </table:table-cell>
          <table:table-cell table:style-name="ce8" office:value-type="string" calcext:value-type="string">
            <text:p>Salary-to-Population Ratio ($ of salary per resident)</text:p>
          </table:table-cell>
          <table:table-cell table:style-name="ce8" office:value-type="string" calcext:value-type="string">
            <text:p>Current Residential Water Usage Rates After RTS (per 1,000 gallons)</text:p>
          </table:table-cell>
          <table:table-cell table:style-name="ce8" office:value-type="string" calcext:value-type="string">
            <text:p>City Buys Water From Toledo</text:p>
          </table:table-cell>
          <table:table-cell table:style-name="ce8" office:value-type="string" calcext:value-type="string">
            <text:p>Current Residential Sewer Usage Rates After RTS (per 1,000 gallons)</text:p>
          </table:table-cell>
          <table:table-cell table:style-name="ce1" office:value-type="string" calcext:value-type="string">
            <text:p>City Uses “Ready-to-Serve” minimum usage fee?</text:p>
          </table:table-cell>
          <table:table-cell table:style-name="ce3" office:value-type="string" calcext:value-type="string">
            <text:p>“Ready-to-Serve” Equivalent Quarterly Charge Usage in Gallons</text:p>
          </table:table-cell>
          <table:table-cell table:style-name="ce8" office:value-type="string" calcext:value-type="string">
            <text:p>Equivalent Minimum Quarterly Combined Water/Sewer “Ready-to-Serve” Fee</text:p>
          </table:table-cell>
          <table:table-cell table:style-name="ce8" office:value-type="string" calcext:value-type="string">
            <text:p>City Charges a “Meter” Fee for Water/ Sewer?</text:p>
          </table:table-cell>
          <table:table-cell table:style-name="ce8" office:value-type="string" calcext:value-type="string">
            <text:p>Equivalent Quarterly Meter Fee for a 5/8” Meter</text:p>
          </table:table-cell>
          <table:table-cell table:style-name="ce8" office:value-type="string" calcext:value-type="string">
            <text:p>Equivalent Quarterly Bill for 3,000 gallons of usage</text:p>
          </table:table-cell>
          <table:table-cell table:style-name="ce8" office:value-type="string" calcext:value-type="string">
            <text:p>Equivalent Quarterly Bill for 6,000 gallons of usage</text:p>
          </table:table-cell>
          <table:table-cell table:style-name="ce8" office:value-type="string" calcext:value-type="string">
            <text:p>Equivalent Quarterly Bill for 12,000 gallons of usage</text:p>
          </table:table-cell>
          <table:table-cell table:style-name="ce1" office:value-type="string" calcext:value-type="string">
            <text:p>Water Rate Source</text:p>
          </table:table-cell>
          <table:table-cell table:style-name="ce1" table:number-columns-repeated="16362"/>
        </table:table-row>
        <table:table-row table:style-name="ro2">
          <table:table-cell table:style-name="ce19" office:value-type="string" calcext:value-type="string">
            <text:p>Toledo</text:p>
          </table:table-cell>
          <table:table-cell table:style-name="ce23" office:value-type="float" office:value="270871" calcext:value-type="float">
            <text:p>270,871</text:p>
          </table:table-cell>
          <table:table-cell table:style-name="ce26" office:value-type="currency" office:currency="USD" office:value="46302" calcext:value-type="currency">
            <text:p>$46,302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**</text:p>
          </table:table-cell>
          <table:table-cell table:style-name="ce19"/>
          <table:table-cell table:style-name="ce31"/>
          <table:table-cell table:style-name="ce33" table:formula="of:=IF([.G2]=&quot;&quot;;&quot;&quot;;([.G2]/[.B2]))">
            <text:p/>
          </table:table-cell>
          <table:table-cell table:style-name="ce35" office:value-type="currency" office:currency="USD" office:value="5.9" calcext:value-type="currency">
            <text:p>$5.90</text:p>
          </table:table-cell>
          <table:table-cell table:style-name="ce35" office:value-type="string" calcext:value-type="string">
            <text:p>Yes</text:p>
          </table:table-cell>
          <table:table-cell table:style-name="ce36" office:value-type="currency" office:currency="USD" office:value="7.81" calcext:value-type="currency">
            <text:p>$7.81</text:p>
          </table:table-cell>
          <table:table-cell table:style-name="ce29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Yes</text:p>
          </table:table-cell>
          <table:table-cell table:style-name="ce37" table:formula="of:=29.47*3" office:value-type="currency" office:currency="USD" office:value="88.41" calcext:value-type="currency">
            <text:p>$88.41</text:p>
          </table:table-cell>
          <table:table-cell table:style-name="ce38" table:formula="of:=[.P2]+(([.I2]+[.K2])*3)" office:value-type="currency" office:currency="USD" office:value="129.54" calcext:value-type="currency">
            <text:p>$129.54</text:p>
          </table:table-cell>
          <table:table-cell table:style-name="ce40" table:formula="of:=[.P2]+(([.I2]+[.K2])*6)" office:value-type="currency" office:currency="USD" office:value="170.67" calcext:value-type="currency">
            <text:p>$170.67</text:p>
          </table:table-cell>
          <table:table-cell table:style-name="ce42" table:formula="of:=[.P2]+(([.I2]+[.K2])*12)" office:value-type="currency" office:currency="USD" office:value="252.93" calcext:value-type="currency">
            <text:p>$252.93</text:p>
          </table:table-cell>
          <table:table-cell table:style-name="ce29" office:value-type="string" calcext:value-type="string">
            <text:p><text:a xlink:href="https://toledo.oh.gov/residents/water/rates" xlink:type="simple">https://toledo.oh.gov/residents/water/rates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Findlay</text:p>
          </table:table-cell>
          <table:table-cell table:style-name="ce23" office:value-type="float" office:value="40313" calcext:value-type="float">
            <text:p>40,313</text:p>
          </table:table-cell>
          <table:table-cell table:style-name="ce26" office:value-type="currency" office:currency="USD" office:value="58197" calcext:value-type="currency">
            <text:p>$58,197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**</text:p>
          </table:table-cell>
          <table:table-cell table:style-name="ce19"/>
          <table:table-cell table:style-name="ce31"/>
          <table:table-cell table:style-name="ce33" table:formula="of:=IF([.G3]=&quot;&quot;;&quot;&quot;;([.G3]/[.B3]))">
            <text:p/>
          </table:table-cell>
          <table:table-cell table:style-name="ce35" office:value-type="currency" office:currency="USD" office:value="5.35" calcext:value-type="currency">
            <text:p>$5.35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2.39" calcext:value-type="currency">
            <text:p>$2.39</text:p>
          </table:table-cell>
          <table:table-cell table:style-name="ce29" office:value-type="string" calcext:value-type="string">
            <text:p>Yes</text:p>
          </table:table-cell>
          <table:table-cell table:style-name="ce23" table:formula="of:=1496*3" office:value-type="float" office:value="4488" calcext:value-type="float">
            <text:p>4,488</text:p>
          </table:table-cell>
          <table:table-cell table:style-name="ce37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Yes</text:p>
          </table:table-cell>
          <table:table-cell table:style-name="ce37" table:formula="of:=(12.72+21.04)*3" office:value-type="currency" office:currency="USD" office:value="101.28" calcext:value-type="currency">
            <text:p>$101.28</text:p>
          </table:table-cell>
          <table:table-cell table:style-name="ce38" office:value-type="currency" office:currency="USD" office:value="101.28" calcext:value-type="currency">
            <text:p>$101.28</text:p>
          </table:table-cell>
          <table:table-cell table:style-name="ce40" table:formula="of:=[.P3]+(((6000-[.M3])/1000)*([.I3]+[.K3]))" office:value-type="currency" office:currency="USD" office:value="112.98288" calcext:value-type="currency">
            <text:p>$112.98</text:p>
          </table:table-cell>
          <table:table-cell table:style-name="ce42" table:formula="of:=[.P3]+(((12000-[.M3])/1000)*([.I3]+[.K3]))" office:value-type="currency" office:currency="USD" office:value="159.42288" calcext:value-type="currency">
            <text:p>$159.42</text:p>
          </table:table-cell>
          <table:table-cell table:style-name="ce29" office:value-type="string" calcext:value-type="string">
            <text:p><text:a xlink:href="https://www.findlayohio.gov/home/showpublisheddocument/16350/638677831257830000" xlink:type="simple">https://www.findlayohio.gov/home/showpublisheddocument/16350/638677831257830000</text:a></text:p>
            <text:p><text:a xlink:href="https://www.findlayohio.gov/home/showpublisheddocument/2468/636693760887570000" xlink:type="simple">https://www.findlayohio.gov/home/showpublisheddocument/2468/636693760887570000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Lima</text:p>
          </table:table-cell>
          <table:table-cell table:style-name="ce23" office:value-type="float" office:value="35579" calcext:value-type="float">
            <text:p>35,579</text:p>
          </table:table-cell>
          <table:table-cell table:style-name="ce26" office:value-type="currency" office:currency="USD" office:value="46790" calcext:value-type="currency">
            <text:p>$46,790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**</text:p>
          </table:table-cell>
          <table:table-cell table:style-name="ce19"/>
          <table:table-cell table:style-name="ce31"/>
          <table:table-cell table:style-name="ce33" table:formula="of:=IF([.G4]=&quot;&quot;;&quot;&quot;;([.G4]/[.B4]))">
            <text:p/>
          </table:table-cell>
          <table:table-cell table:style-name="ce35" office:value-type="currency" office:currency="USD" office:value="4.85" calcext:value-type="currency">
            <text:p>$4.85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5.86" calcext:value-type="currency">
            <text:p>$5.86</text:p>
          </table:table-cell>
          <table:table-cell table:style-name="ce29" office:value-type="string" calcext:value-type="string">
            <text:p>Yes</text:p>
          </table:table-cell>
          <table:table-cell table:style-name="ce23" table:formula="of:=2244*3" office:value-type="float" office:value="6732" calcext:value-type="float">
            <text:p>6,732</text:p>
          </table:table-cell>
          <table:table-cell table:style-name="ce37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Yes</text:p>
          </table:table-cell>
          <table:table-cell table:style-name="ce37" table:formula="of:=(20.64+35.66)*3" office:value-type="currency" office:currency="USD" office:value="168.9" calcext:value-type="currency">
            <text:p>$168.90</text:p>
          </table:table-cell>
          <table:table-cell table:style-name="ce38" office:value-type="currency" office:currency="USD" office:value="168.9" calcext:value-type="currency">
            <text:p>$168.90</text:p>
          </table:table-cell>
          <table:table-cell table:style-name="ce40" office:value-type="currency" office:currency="USD" office:value="168.9" calcext:value-type="currency">
            <text:p>$168.90</text:p>
          </table:table-cell>
          <table:table-cell table:style-name="ce42" table:formula="of:=[.P4]+(((12000-[.M4])/1000)*([.I4]+[.K4]))" office:value-type="currency" office:currency="USD" office:value="225.32028" calcext:value-type="currency">
            <text:p>$225.32</text:p>
          </table:table-cell>
          <table:table-cell table:style-name="ce29" office:value-type="string" calcext:value-type="string">
            <text:p><text:a xlink:href="https://www.limaohio.gov/DocumentCenter/View/11009/WATER-RATES-2025---2027" xlink:type="simple">https://www.limaohio.gov/DocumentCenter/View/11009/WATER-RATES-2025---2027</text:a></text:p>
            <text:p><text:a xlink:href="https://www.limaohio.gov/DocumentCenter/View/10219/2024-Sewer-Rates?bidId" xlink:type="simple">https://www.limaohio.gov/DocumentCenter/View/10219/2024-Sewer-Rates?bidId</text:a>=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Bowling Green</text:p>
          </table:table-cell>
          <table:table-cell table:style-name="ce23" office:value-type="float" office:value="30808" calcext:value-type="float">
            <text:p>30,808</text:p>
          </table:table-cell>
          <table:table-cell table:style-name="ce26" office:value-type="currency" office:currency="USD" office:value="46605" calcext:value-type="currency">
            <text:p>$46,605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Lori Trettor</text:p>
          </table:table-cell>
          <table:table-cell table:style-name="ce19" office:value-type="string" calcext:value-type="string">
            <text:p>Municipal Administrator</text:p>
          </table:table-cell>
          <table:table-cell table:style-name="ce31" office:value-type="currency" office:currency="USD" office:value="130471" calcext:value-type="currency">
            <text:p>$130,471</text:p>
          </table:table-cell>
          <table:table-cell table:style-name="ce33" table:formula="of:=IF([.G5]=&quot;&quot;;&quot;&quot;;([.G5]/[.B5]))" office:value-type="currency" office:currency="USD" office:value="4.23497143599065" calcext:value-type="currency">
            <text:p>$4.23</text:p>
          </table:table-cell>
          <table:table-cell table:style-name="ce35" office:value-type="currency" office:currency="USD" office:value="2.89" calcext:value-type="currency">
            <text:p>$2.89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5.15" calcext:value-type="currency">
            <text:p>$5.15</text:p>
          </table:table-cell>
          <table:table-cell table:style-name="ce29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currency" office:currency="USD" office:value="7.5" calcext:value-type="currency">
            <text:p>$7.50</text:p>
          </table:table-cell>
          <table:table-cell table:style-name="ce38" table:formula="of:=[.P5]+(([.I5]+[.K5])*3)" office:value-type="currency" office:currency="USD" office:value="31.62" calcext:value-type="currency">
            <text:p>$31.62</text:p>
          </table:table-cell>
          <table:table-cell table:style-name="ce40" table:formula="of:=[.P5]+(([.I5]+[.K5])*6)" office:value-type="currency" office:currency="USD" office:value="55.74" calcext:value-type="currency">
            <text:p>$55.74</text:p>
          </table:table-cell>
          <table:table-cell table:style-name="ce42" table:formula="of:=[.P5]+(([.I5]+[.K5])*12)" office:value-type="currency" office:currency="USD" office:value="103.98" calcext:value-type="currency">
            <text:p>$103.98</text:p>
          </table:table-cell>
          <table:table-cell table:style-name="ce29" office:value-type="string" calcext:value-type="string">
            <text:p><text:a xlink:href="https://www.bgohio.org/321/Rates-Fees" xlink:type="simple">https://www.bgohio.org/321/Rates-Fees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Perrysburg</text:p>
          </table:table-cell>
          <table:table-cell table:style-name="ce23" office:value-type="float" office:value="25041" calcext:value-type="float">
            <text:p>25,041</text:p>
          </table:table-cell>
          <table:table-cell table:style-name="ce26" office:value-type="currency" office:currency="USD" office:value="104971" calcext:value-type="currency">
            <text:p>$104,971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Bridgette Kabat</text:p>
          </table:table-cell>
          <table:table-cell table:style-name="ce19" office:value-type="string" calcext:value-type="string">
            <text:p>City Administrator</text:p>
          </table:table-cell>
          <table:table-cell table:style-name="ce31" office:value-type="currency" office:currency="USD" office:value="130784" calcext:value-type="currency">
            <text:p>$130,784</text:p>
          </table:table-cell>
          <table:table-cell table:style-name="ce33" table:formula="of:=IF([.G6]=&quot;&quot;;&quot;&quot;;([.G6]/[.B6]))" office:value-type="currency" office:currency="USD" office:value="5.2227946168284" calcext:value-type="currency">
            <text:p>$5.22</text:p>
          </table:table-cell>
          <table:table-cell table:style-name="ce35" office:value-type="currency" office:currency="USD" office:value="13.12" calcext:value-type="currency">
            <text:p>$13.12</text:p>
          </table:table-cell>
          <table:table-cell table:style-name="ce35" office:value-type="string" calcext:value-type="string">
            <text:p>Yes</text:p>
          </table:table-cell>
          <table:table-cell table:style-name="ce36" office:value-type="currency" office:currency="USD" office:value="10.86" calcext:value-type="currency">
            <text:p>$10.86</text:p>
          </table:table-cell>
          <table:table-cell table:style-name="ce29" office:value-type="string" calcext:value-type="string">
            <text:p>Yes</text:p>
          </table:table-cell>
          <table:table-cell table:style-name="ce23" table:formula="of:=2244.163*3" office:value-type="float" office:value="6732.489" calcext:value-type="float">
            <text:p>6,732</text:p>
          </table:table-cell>
          <table:table-cell table:style-name="ce37" table:formula="of:=53.84*3" office:value-type="currency" office:currency="USD" office:value="161.52" calcext:value-type="currency">
            <text:p>$161.52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currency" office:currency="USD" office:value="161.52" calcext:value-type="currency">
            <text:p>$161.52</text:p>
          </table:table-cell>
          <table:table-cell table:style-name="ce40" office:value-type="currency" office:currency="USD" office:value="161.52" calcext:value-type="currency">
            <text:p>$161.52</text:p>
          </table:table-cell>
          <table:table-cell table:style-name="ce42" table:formula="of:=[.N6]+(((12000-[.M6])/1000)*([.I6]+[.K6]))" office:value-type="currency" office:currency="USD" office:value="287.83491378" calcext:value-type="currency">
            <text:p>$287.83</text:p>
          </table:table-cell>
          <table:table-cell table:style-name="ce29" office:value-type="string" calcext:value-type="string">
            <text:p><text:a xlink:href="https://www.perrysburgoh.gov/DocumentCenter/View/540/2025-Water-and-Sewer-Rates-PDF" xlink:type="simple">https://www.perrysburgoh.gov/DocumentCenter/View/540/2025-Water-and-Sewer-Rates-PDF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Sylvania</text:p>
          </table:table-cell>
          <table:table-cell table:style-name="ce23" office:value-type="float" office:value="19011" calcext:value-type="float">
            <text:p>19,011</text:p>
          </table:table-cell>
          <table:table-cell table:style-name="ce26" office:value-type="currency" office:currency="USD" office:value="96136" calcext:value-type="currency">
            <text:p>$96,136</text:p>
          </table:table-cell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Kevin Aller</text:p>
          </table:table-cell>
          <table:table-cell table:style-name="ce19" office:value-type="string" calcext:value-type="string">
            <text:p>Director Of Public Service Safety Director</text:p>
          </table:table-cell>
          <table:table-cell table:style-name="ce31" office:value-type="currency" office:currency="USD" office:value="124692" calcext:value-type="currency">
            <text:p>$124,692</text:p>
          </table:table-cell>
          <table:table-cell table:style-name="ce33" table:formula="of:=IF([.G7]=&quot;&quot;;&quot;&quot;;([.G7]/[.B7]))" office:value-type="currency" office:currency="USD" office:value="6.55893956130661" calcext:value-type="currency">
            <text:p>$6.56</text:p>
          </table:table-cell>
          <table:table-cell table:style-name="ce35" office:value-type="currency" office:currency="USD" office:value="8.75" calcext:value-type="currency">
            <text:p>$8.75</text:p>
          </table:table-cell>
          <table:table-cell table:style-name="ce35" office:value-type="string" calcext:value-type="string">
            <text:p>Yes</text:p>
          </table:table-cell>
          <table:table-cell table:style-name="ce36" office:value-type="currency" office:currency="USD" office:value="5.56" calcext:value-type="currency">
            <text:p>$5.56</text:p>
          </table:table-cell>
          <table:table-cell table:style-name="ce29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/A</text:p>
          </table:table-cell>
          <table:table-cell table:style-name="ce38" table:formula="of:=([.I7]+[.K7])*3" office:value-type="currency" office:currency="USD" office:value="42.93" calcext:value-type="currency">
            <text:p>$42.93</text:p>
          </table:table-cell>
          <table:table-cell table:style-name="ce41" table:formula="of:=([.I7]+[.K7])*6" office:value-type="currency" office:currency="USD" office:value="85.86" calcext:value-type="currency">
            <text:p>$85.86</text:p>
          </table:table-cell>
          <table:table-cell table:style-name="ce43" table:formula="of:=([.I7]+[.K7])*12" office:value-type="currency" office:currency="USD" office:value="171.72" calcext:value-type="currency">
            <text:p>$171.72</text:p>
          </table:table-cell>
          <table:table-cell table:style-name="ce29" office:value-type="string" calcext:value-type="string">
            <text:p><text:a xlink:href="https://www.cityofsylvania.com/government/utilities/" xlink:type="simple">https://www.cityofsylvania.com/government/utilities/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Tiffin</text:p>
          </table:table-cell>
          <table:table-cell table:style-name="ce23" office:value-type="float" office:value="17953" calcext:value-type="float">
            <text:p>17,953</text:p>
          </table:table-cell>
          <table:table-cell table:style-name="ce26" office:value-type="currency" office:currency="USD" office:value="54172" calcext:value-type="currency">
            <text:p>$54,172</text:p>
          </table:table-cell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Dale Thornton</text:p>
          </table:table-cell>
          <table:table-cell table:style-name="ce19" office:value-type="string" calcext:value-type="string">
            <text:p>City Administrator</text:p>
          </table:table-cell>
          <table:table-cell table:style-name="ce31" office:value-type="currency" office:currency="USD" office:value="79451" calcext:value-type="currency">
            <text:p>$79,451</text:p>
          </table:table-cell>
          <table:table-cell table:style-name="ce33" table:formula="of:=IF([.G8]=&quot;&quot;;&quot;&quot;;([.G8]/[.B8]))" office:value-type="currency" office:currency="USD" office:value="4.4254999164485" calcext:value-type="currency">
            <text:p>$4.43</text:p>
          </table:table-cell>
          <table:table-cell table:style-name="ce35" office:value-type="currency" office:currency="USD" office:value="12.67" calcext:value-type="currency">
            <text:p>$12.67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9.81" calcext:value-type="currency">
            <text:p>$9.81</text:p>
          </table:table-cell>
          <table:table-cell table:style-name="ce29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Yes</text:p>
          </table:table-cell>
          <table:table-cell table:style-name="ce37" table:formula="of:=38*3" office:value-type="currency" office:currency="USD" office:value="114" calcext:value-type="currency">
            <text:p>$114.00</text:p>
          </table:table-cell>
          <table:table-cell table:style-name="ce38" table:formula="of:=[.P8]+(([.I8]+[.K8])*3)" office:value-type="currency" office:currency="USD" office:value="181.44" calcext:value-type="currency">
            <text:p>$181.44</text:p>
          </table:table-cell>
          <table:table-cell table:style-name="ce41" table:formula="of:=[.P8]+(([.I8]+[.K8])*6)" office:value-type="currency" office:currency="USD" office:value="248.88" calcext:value-type="currency">
            <text:p>$248.88</text:p>
          </table:table-cell>
          <table:table-cell table:style-name="ce43" table:formula="of:=[.P8]+(([.I8]+[.K8])*12)" office:value-type="currency" office:currency="USD" office:value="383.76" calcext:value-type="currency">
            <text:p>$383.76</text:p>
          </table:table-cell>
          <table:table-cell table:style-name="ce29" office:value-type="string" calcext:value-type="string">
            <text:p><text:a xlink:href="https://www.aquawater.com/customers/water-rates" xlink:type="simple">https://www.aquawater.com/customers/water-rates</text:a></text:p>
            <text:p><text:a xlink:href="https://codelibrary.amlegal.com/codes/tiffin/latest/tiffin_oh/0-0-0-13795" xlink:type="simple">https://codelibrary.amlegal.com/codes/tiffin/latest/tiffin_oh/0-0-0-13795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Defiance</text:p>
          </table:table-cell>
          <table:table-cell table:style-name="ce23" office:value-type="float" office:value="17066" calcext:value-type="float">
            <text:p>17,066</text:p>
          </table:table-cell>
          <table:table-cell table:style-name="ce26" office:value-type="currency" office:currency="USD" office:value="61386" calcext:value-type="currency">
            <text:p>$61,386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Jeffery Leonard</text:p>
          </table:table-cell>
          <table:table-cell table:style-name="ce19" office:value-type="string" calcext:value-type="string">
            <text:p>Administrator</text:p>
          </table:table-cell>
          <table:table-cell table:style-name="ce31" office:value-type="currency" office:currency="USD" office:value="107668" calcext:value-type="currency">
            <text:p>$107,668</text:p>
          </table:table-cell>
          <table:table-cell table:style-name="ce33" table:formula="of:=IF([.G9]=&quot;&quot;;&quot;&quot;;([.G9]/[.B9]))" office:value-type="currency" office:currency="USD" office:value="6.30891831712176" calcext:value-type="currency">
            <text:p>$6.31</text:p>
          </table:table-cell>
          <table:table-cell table:style-name="ce35" office:value-type="currency" office:currency="USD" office:value="8.1" calcext:value-type="currency">
            <text:p>$8.10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7.33" calcext:value-type="currency">
            <text:p>$7.33</text:p>
          </table:table-cell>
          <table:table-cell table:style-name="ce29" office:value-type="string" calcext:value-type="string">
            <text:p>Yes</text:p>
          </table:table-cell>
          <table:table-cell table:style-name="ce23" office:value-type="float" office:value="0" calcext:value-type="float">
            <text:p>0</text:p>
          </table:table-cell>
          <table:table-cell table:style-name="ce37" table:formula="of:=20.98*3" office:value-type="currency" office:currency="USD" office:value="62.94" calcext:value-type="currency">
            <text:p>$62.9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/A</text:p>
          </table:table-cell>
          <table:table-cell table:style-name="ce38" table:formula="of:=[.N9]+(([.I9]+[.K9])*3)" office:value-type="currency" office:currency="USD" office:value="109.23" calcext:value-type="currency">
            <text:p>$109.23</text:p>
          </table:table-cell>
          <table:table-cell table:style-name="ce40" table:formula="of:=[.N9]+(([.I9]+[.K9])*6)" office:value-type="currency" office:currency="USD" office:value="155.52" calcext:value-type="currency">
            <text:p>$155.52</text:p>
          </table:table-cell>
          <table:table-cell table:style-name="ce42" table:formula="of:=[.N9]+(([.I9]+[.K9])*12)" office:value-type="currency" office:currency="USD" office:value="248.1" calcext:value-type="currency">
            <text:p>$248.10</text:p>
          </table:table-cell>
          <table:table-cell table:style-name="ce29" office:value-type="string" calcext:value-type="string">
            <text:p><text:a xlink:href="https://codelibrary.amlegal.com/codes/defiance/latest/defiance_oh/0-0-0-21833" xlink:type="simple">https://codelibrary.amlegal.com/codes/defiance/latest/defiance_oh/0-0-0-21833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Fremont</text:p>
          </table:table-cell>
          <table:table-cell table:style-name="ce23" office:value-type="float" office:value="15930" calcext:value-type="float">
            <text:p>15,930</text:p>
          </table:table-cell>
          <table:table-cell table:style-name="ce26" office:value-type="currency" office:currency="USD" office:value="49576" calcext:value-type="currency">
            <text:p>$49,576</text:p>
          </table:table-cell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Kenneth Frost</text:p>
          </table:table-cell>
          <table:table-cell table:style-name="ce19" office:value-type="string" calcext:value-type="string">
            <text:p>Safety/Service Director</text:p>
          </table:table-cell>
          <table:table-cell table:style-name="ce31" office:value-type="currency" office:currency="USD" office:value="115294" calcext:value-type="currency">
            <text:p>$115,294</text:p>
          </table:table-cell>
          <table:table-cell table:style-name="ce33" table:formula="of:=IF([.G10]=&quot;&quot;;&quot;&quot;;([.G10]/[.B10]))" office:value-type="currency" office:currency="USD" office:value="7.2375392341494" calcext:value-type="currency">
            <text:p>$7.24</text:p>
          </table:table-cell>
          <table:table-cell table:style-name="ce35" office:value-type="currency" office:currency="USD" office:value="8.33" calcext:value-type="currency">
            <text:p>$8.33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currency" office:currency="USD" office:value="7.45" calcext:value-type="currency">
            <text:p>$7.45</text:p>
          </table:table-cell>
          <table:table-cell table:style-name="ce29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string" calcext:value-type="string">
            <text:p>Yes</text:p>
          </table:table-cell>
          <table:table-cell table:style-name="ce37" table:formula="of:=(15.45+6.62)*3" office:value-type="currency" office:currency="USD" office:value="66.21" calcext:value-type="currency">
            <text:p>$66.21</text:p>
          </table:table-cell>
          <table:table-cell table:style-name="ce39" table:formula="of:=[.P10]+(([.I10]+[.K10])*3)" office:value-type="currency" office:currency="USD" office:value="113.55" calcext:value-type="currency">
            <text:p>$113.55</text:p>
          </table:table-cell>
          <table:table-cell table:style-name="ce40" table:formula="of:=[.P10]+(([.I10]+[.K10])*6)" office:value-type="currency" office:currency="USD" office:value="160.89" calcext:value-type="currency">
            <text:p>$160.89</text:p>
          </table:table-cell>
          <table:table-cell table:style-name="ce42" table:formula="of:=[.P10]+(([.I10]+[.K10])*12)" office:value-type="currency" office:currency="USD" office:value="255.57" calcext:value-type="currency">
            <text:p>$255.57</text:p>
          </table:table-cell>
          <table:table-cell table:style-name="ce29" office:value-type="string" calcext:value-type="string">
            <text:p><text:a xlink:href="https://www.fremontohio.org/departments/water-billing/" xlink:type="simple">https://www.fremontohio.org/departments/water-billing/</text:a></text:p>
          </table:table-cell>
          <table:table-cell table:style-name="ce29" table:number-columns-repeated="16362"/>
        </table:table-row>
        <table:table-row table:style-name="ro2">
          <table:table-cell table:style-name="ce19" office:value-type="string" calcext:value-type="string">
            <text:p>Maumee</text:p>
          </table:table-cell>
          <table:table-cell table:style-name="ce23" office:value-type="float" office:value="13896" calcext:value-type="float">
            <text:p>13,896</text:p>
          </table:table-cell>
          <table:table-cell table:style-name="ce26" office:value-type="currency" office:currency="USD" office:value="82189" calcext:value-type="currency">
            <text:p>$82,189</text:p>
          </table:table-cell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Patrick Burtch</text:p>
          </table:table-cell>
          <table:table-cell table:style-name="ce19" office:value-type="string" calcext:value-type="string">
            <text:p>City Admin Safety &amp; Serv Dir</text:p>
          </table:table-cell>
          <table:table-cell table:style-name="ce31" office:value-type="currency" office:currency="USD" office:value="192268" calcext:value-type="currency">
            <text:p>$192,268</text:p>
          </table:table-cell>
          <table:table-cell table:style-name="ce33" table:formula="of:=IF([.G11]=&quot;&quot;;&quot;&quot;;([.G11]/[.B11]))" office:value-type="currency" office:currency="USD" office:value="13.8362118595279" calcext:value-type="currency">
            <text:p>$13.84</text:p>
          </table:table-cell>
          <table:table-cell table:style-name="ce35" office:value-type="currency" office:currency="USD" office:value="15.17" calcext:value-type="currency">
            <text:p>$15.17</text:p>
          </table:table-cell>
          <table:table-cell table:style-name="ce35" office:value-type="string" calcext:value-type="string">
            <text:p>Yes</text:p>
          </table:table-cell>
          <table:table-cell table:style-name="ce36" office:value-type="currency" office:currency="USD" office:value="21.26" calcext:value-type="currency">
            <text:p>$21.26</text:p>
          </table:table-cell>
          <table:table-cell table:style-name="ce29" office:value-type="string" calcext:value-type="string">
            <text:p>Yes</text:p>
          </table:table-cell>
          <table:table-cell table:style-name="ce23" office:value-type="float" office:value="6000" calcext:value-type="float">
            <text:p>6,000</text:p>
          </table:table-cell>
          <table:table-cell table:style-name="ce37" office:value-type="currency" office:currency="USD" office:value="218.58" calcext:value-type="currency">
            <text:p>$218.58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currency" office:currency="USD" office:value="218.58" calcext:value-type="currency">
            <text:p>$218.58</text:p>
          </table:table-cell>
          <table:table-cell table:style-name="ce40" office:value-type="currency" office:currency="USD" office:value="218.58" calcext:value-type="currency">
            <text:p>$218.58</text:p>
          </table:table-cell>
          <table:table-cell table:style-name="ce42" table:formula="of:=[.N11]+(((12000-[.M11])/1000)*([.I11]+[.K11]))" office:value-type="currency" office:currency="USD" office:value="437.16" calcext:value-type="currency">
            <text:p>$437.16</text:p>
          </table:table-cell>
          <table:table-cell table:style-name="ce29" office:value-type="string" calcext:value-type="string">
            <text:p><text:a xlink:href="https://maumee.org/download/ordinance-015-2024/" xlink:type="simple">https://maumee.org/download/ordinance-015-2024/</text:a></text:p>
          </table:table-cell>
          <table:table-cell table:style-name="ce29" table:number-columns-repeated="16362"/>
        </table:table-row>
        <table:table-row table:style-name="ro3">
          <table:table-cell table:number-columns-repeated="16382"/>
        </table:table-row>
        <table:table-row table:style-name="ro4">
          <table:table-cell office:value-type="string" calcext:value-type="string" table:number-columns-spanned="8" table:number-rows-spanned="1">
            <text:p><text:span text:style-name="T1">* According to </text:span><text:span text:style-name="T1"><text:a xlink:href="https://govsalaries.com/" xlink:type="simple">https://govsalaries.com/</text:a></text:span></text:p>
            <text:p><text:span text:style-name="T1">** The larger cities don’t have a position commensurate with Maumee’s City Administrator position</text:span></text:p>
            <text:p><text:span text:style-name="T1">*** According to </text:span><text:span text:style-name="T1"><text:a xlink:href="https://www.city-data.com/" xlink:type="simple">https://www.city-data.com/</text:a></text:span></text:p>
          </table:table-cell>
          <table:covered-table-cell table:number-columns-repeated="7"/>
          <table:table-cell table:number-columns-repeated="16374"/>
        </table:table-row>
        <table:table-row table:style-name="ro3" table:number-rows-repeated="1048562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Sheet1.G2:Sheet1.G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2:Sheet1.H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2:Sheet1.J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2:Sheet1.K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Q2:Sheet1.Q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2:Sheet1.R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2:Sheet1.S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K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currency-style style:name="N13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6:13:42.197278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4:01:57.354634974</meta:creation-date>
    <dc:date>2025-02-03T22:02:18.627281957</dc:date>
    <meta:editing-duration>PT42M38S</meta:editing-duration>
    <meta:editing-cycles>8</meta:editing-cycles>
    <meta:generator>LibreOffice/24.8.4.2$Linux_X86_64 LibreOffice_project/480$Build-2</meta:generator>
    <meta:document-statistic meta:table-count="1" meta:cell-count="215" meta:object-count="0"/>
  </office:meta>
</office:document-meta>
</file>